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adornments="Běžné" style:font-pitch="variable"/>
    <style:font-face style:name="Ubuntu Condensed" svg:font-family="'Ubuntu Condensed'" style:font-adornments="Tučné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style:style style:name="P5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2">Dokumentace k projektu č. 2 - </text:span><text:bookmark text:name="Projekt_č_2_-_Implementace_a_prolomení_RSA_(8_bodů,_do_152013_2359)"/><text:span text:style-name="T2">Implementace a prolomení RSA</text:span></text:h>
      <text:p text:style-name="P1"><text:span text:style-name="T1">Autor: </text:span>Tomáš Mlčoch (<text:a xlink:type="simple" xlink:href="mailto:xmlcoc06@stud.fit.vutbr.cz">xmlcoc06@stud.fit.vutbr.cz</text:a>)</text:p>
      <text:p text:style-name="P1"/>
      <text:p text:style-name="P2">Tato dokumentace popisuje implementaci metod použitých v projektu implementujícím generování RSA klíčů, šifrování, dešifrování a prolamování tohoto šifrování do předmětu KRY (Kryptografie).</text:p>
      <text:h text:style-name="Heading_20_2" text:outline-level="2">Implementace RSA</text:h>
      <text:p text:style-name="Text_20_body">V tomto ohledu byl implementován klasický RSA algoritmus:</text:p>
      <text:list xml:id="list49142448" text:style-name="L2">
        <text:list-item>
          <text:p text:style-name="P4">Generování dvou různých prvočísel p a q </text:p>
        </text:list-item>
        <text:list-item>
          <text:p text:style-name="P4">n = p * q </text:p>
        </text:list-item>
        <text:list-item>
          <text:p text:style-name="P4">phi(n) = (p - 1) * (q - 1) </text:p>
        </text:list-item>
        <text:list-item>
          <text:p text:style-name="P4">e &lt; n takové, že gcd(e, phi(n)) = 1 </text:p>
        </text:list-item>
        <text:list-item>
          <text:p text:style-name="P4">d = e<text:span text:style-name="T3">-1</text:span> mod phi(n)</text:p>
        </text:list-item>
      </text:list>
      <text:p text:style-name="P3">Pro testování prvočíselnosti byl implementován algoritmus Miller-Rabin, před který byl ještě přidán jeden Fermatův test, který významně zrychlil funkci testování prvočíselnosti.</text:p>
      <text:p text:style-name="P3"/>
      <text:p text:style-name="Text_20_body">Při implementaci RSA byla použita knihovna GPM, přičemž dle zadání část významných algoritmů byla implementována ručně. Jde o algoritmus pro nalezení největšího společného dělitele, algoritmus pro výpočet multiplikativní inverze, modulárního umocňování, zmíněný algoritmus Miller-Rabin a algoritmus generování pravděpodobných prvočísel.</text:p>
      <text:h text:style-name="Heading_20_2" text:outline-level="2">Prolamování RSA (Faktorizace veřejného modulusu)</text:h>
      <text:p text:style-name="Text_20_body">Pro faktorizaci veřejného modulu byla použita knihovna <text:span text:style-name="T1">msieve</text:span>. Jde o knihovnu v jazyce C, implementující množinu algoritmů pro faktorizování velkých celočíselných hodnot. Konkrétně implementuje algoritmy SIQS (Self-initializing quadratic sieve) a GNFS (General number field sieve).</text:p>
      <text:p text:style-name="Text_20_body">Obě tyto metody jsou založeny na nalezení kongruence čtverců. Jde o kladná čísla x a y taková, že <text:span text:style-name="T5">x</text:span><text:span text:style-name="T4">2</text:span><text:span text:style-name="T5"> ≡ y</text:span><text:span text:style-name="T4">2</text:span><text:span text:style-name="T5"> (mod n)</text:span>, kde <text:span text:style-name="T5">x ≠ ±y </text:span>a obě čísla jsou menší než <text:span text:style-name="T5">n</text:span>. Pak zřejmě platí rovnost<text:span text:style-name="T5"> x</text:span><text:span text:style-name="T4">2 </text:span><text:span text:style-name="T5">– y</text:span><text:span text:style-name="T4">2</text:span><text:span text:style-name="T5"> = kn</text:span> pro libovolné celé <text:span text:style-name="T5">k</text:span>. Dostáváme <text:span text:style-name="T5">(x + y)(x - y) =kn</text:span>. Vypočítáme-li <text:span text:style-name="T5">gcd(x - y, n)</text:span>, respektive <text:span text:style-name="T5">gcd(x + y, n)</text:span>, potom dostaneme s pravděpodobností 50% dělitele čísla <text:span text:style-name="T5">n</text:span> [1].</text:p>
      <text:p text:style-name="Text_20_body">Při náhodné volbě čísela x by byl výpočet čísla y tak, aby byla splněna kongruence čtverců, neefektivní. Proto jsou hledány kongruence ve speciálním tvaru, kde se využívají prvočísla. [1]</text:p>
      <text:h text:style-name="Heading_20_3" text:outline-level="3">Metoda kvadratického síta (SIQS)</text:h>
      <text:p text:style-name="Text_20_body">Založena na kvadratickém polynomu: Q(a) = (x+d)<text:span text:style-name="T3">2</text:span> - N, kde d = sqrt(N) a N je faktorované číslo. Z čehož plyne Q(a) = (x + d)<text:span text:style-name="T3">2</text:span> (mod N) pro libovolné celé a. Navíc dělí-li celé číslo n Q(a), potom n | Q(a + kn) pro všechna celá k. Tato vlastnost nám pak umožní efektivní prosívání. Nechť [−A, A] je interval, na kterém budeme prosívat, a B je horní hranice faktorové báze. Potom pro všechna prvočísla z báze faktorizace a všechna a z definovaného intervalu určíme, zda p dělí Q(a). Pokud ano, označíme takto a i všechny jeho k-násobky v intervalu. Jakmile skončíme s prosíváním, je nutné určit taková a, která jsou B-hladká, resp. B-hladká s výjimkou jednoho dělitele. [1]</text:p>
      <text:h text:style-name="Heading_20_3" text:outline-level="3">Metoda síta v číselném tělese (GNFS)</text:h>
      <text:p text:style-name="Text_20_body">Princip metody je následující: mějme číslo n, které chceme faktorizovat, polynom f (x) ∈ Z[x], jeho kořen α a celé číslo m splňující f(m) ≡ 0 (mod n). Snažíme se najít celá čísla a, b, pro než (a + bm) je druhou mocninou v Z a (a + bα) tvoří druhou mocninu v Z[α]. Je-li a+bm = x<text:span text:style-name="T3">2</text:span> a (a+bα) = y<text:span text:style-name="T3">2</text:span> , pro x ∈ Z, y ∈ Z[α] jsme schopni rozložit číslo n. s využitím zobrazení φ, platí φ(y<text:span text:style-name="T3">2</text:span>) = φ(y<text:span text:style-name="T3">2</text:span>) = <text:soft-page-break/>φ(a+bα) = (a + bm) + kn = x<text:span text:style-name="T3">2</text:span> + kn pro nějaké celé k. [1]</text:p>
      <text:h text:style-name="Heading_20_2" text:outline-level="2">Literatura</text:h>
      <text:p text:style-name="Text_20_body">[1] KLEINOVÁ, Hana. Algoritmus RSA a problém faktorizace v praxi [online]. 2008 [cit. 2013-04-13]. Diplomová práce. Masarykova univerzita, Fakulta informatiky. Vedoucí práce Václav Matyáš. Dostupné z: &lt;http://is.muni.cz/th/73040/fi_m/&gt;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adornments="Běžné" style:font-pitch="variable"/>
    <style:font-face style:name="Ubuntu Condensed" svg:font-family="'Ubuntu Condensed'" style:font-adornments="Tučné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Ubuntu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Ubuntu Condensed" fo:font-size="16pt" fo:font-weight="bold" style:font-name-asian="Droid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 Condensed" fo:font-size="12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Ubuntu Condensed" fo:font-size="13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jaj </meta:initial-creator>
    <meta:creation-date>2013-03-29T13:41:00</meta:creation-date>
    <dc:date>2013-04-13T21:37:21</dc:date>
    <dc:creator>tojaj </dc:creator>
    <meta:editing-duration>PT3H43M31S</meta:editing-duration>
    <meta:editing-cycles>17</meta:editing-cycles>
    <meta:generator>LibreOffice/3.5$Linux_X86_64 LibreOffice_project/350m1$Build-2</meta:generator>
    <meta:document-statistic meta:table-count="0" meta:image-count="0" meta:object-count="0" meta:page-count="2" meta:paragraph-count="22" meta:word-count="545" meta:character-count="3340" meta:non-whitespace-character-count="2806"/>
  </office:meta>
</office:document-meta>
</file>